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A00000005A0D6340ACBAD349E54.png" manifest:media-type="image/png"/>
  <manifest:file-entry manifest:full-path="Pictures/1000000000000A00000005A029AF658ED3366D1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10.686cm" svg:x="1cm" svg:y="1.814cm">
          <draw:image xlink:href="Pictures/1000000000000A00000005A0D6340ACBAD349E54.png" xlink:type="simple" xlink:show="embed" xlink:actuate="onLoad" draw:mime-type="image/png">
            <text:p/>
          </draw:image>
        </draw:frame>
        <draw:frame draw:style-name="gr2" draw:text-style-name="P2" draw:layer="layout" svg:width="18.999cm" svg:height="10.686cm" svg:x="1.25cm" svg:y="15.377cm">
          <draw:image xlink:href="Pictures/1000000000000A00000005A029AF658ED3366D1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12T18:06:28.920000000</dc:date>
    <meta:editing-duration>PT2M53S</meta:editing-duration>
    <meta:editing-cycles>2</meta:editing-cycles>
    <meta:generator>LibreOffice/7.3.2.2$Windows_X86_64 LibreOffice_project/49f2b1bff42cfccbd8f788c8dc32c1c309559be0</meta:generator>
    <meta:document-statistic meta:object-count="2"/>
  </office:meta>
</office:document-meta>
</file>